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language="en" fo:country="GB"/>
    </style:style>
    <style:style style:name="T12" style:parent-style-name="Internetlink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T24" style:parent-style-name="Internetlink" style:family="text">
      <style:text-properties fo:language="en" fo:country="GB"/>
    </style:style>
    <style:style style:name="T25" style:parent-style-name="Internetlink" style:family="text">
      <style:text-properties fo:language="en" fo:country="GB"/>
    </style:style>
    <style:style style:name="T26" style:parent-style-name="Internetlink" style:family="text">
      <style:text-properties fo:language="en" fo:country="GB"/>
    </style:style>
    <style:style style:name="P27" style:parent-style-name="Standard" style:family="paragraph">
      <style:text-properties fo:language="bg" fo:country="BG"/>
    </style:style>
    <style:style style:name="T28" style:parent-style-name="Hyperlink" style:family="text">
      <style:text-properties fo:language="bg" fo:country="BG"/>
    </style:style>
    <style:style style:name="T29" style:parent-style-name="DefaultParagraphFont" style:family="text">
      <style:text-properties fo:language="bg" fo:country="BG"/>
    </style:style>
    <style:style style:name="T30" style:parent-style-name="DefaultParagraphFont" style:family="text">
      <style:text-properties fo:language="en" fo:country="GB"/>
    </style:style>
    <style:style style:name="T31" style:parent-style-name="DefaultParagraphFont" style:family="text">
      <style:text-properties fo:language="bg" fo:country="BG"/>
    </style:style>
    <style:style style:name="P32" style:parent-style-name="Standard" style:family="paragraph">
      <style:text-properties fo:language="bg" fo:country="BG"/>
    </style:style>
    <style:style style:name="P33" style:parent-style-name="Standard" style:family="paragraph"/>
    <style:style style:name="T34" style:parent-style-name="Hyperlink" style:family="text">
      <style:text-properties fo:language="bg" fo:country="BG"/>
    </style:style>
    <style:style style:name="P35" style:parent-style-name="Standard" style:family="paragraph"/>
    <style:style style:name="T36" style:parent-style-name="Hyperlink" style:family="text">
      <style:text-properties fo:language="bg" fo:country="BG"/>
    </style:style>
    <style:style style:name="P37" style:parent-style-name="Standard" style:family="paragraph"/>
    <style:style style:name="T38" style:parent-style-name="Hyperlink" style:family="text">
      <style:text-properties fo:language="bg" fo:country="BG"/>
    </style:style>
    <style:style style:name="P39" style:parent-style-name="Standard" style:family="paragraph"/>
    <style:style style:name="T40" style:parent-style-name="Hyperlink" style:family="text">
      <style:text-properties fo:language="bg" fo:country="BG"/>
    </style:style>
    <style:style style:name="P41" style:parent-style-name="Standard" style:family="paragraph"/>
    <style:style style:name="T42" style:parent-style-name="Hyperlink" style:family="text">
      <style:text-properties fo:language="bg" fo:country="BG"/>
    </style:style>
    <style:style style:name="P43" style:parent-style-name="Standard" style:family="paragraph"/>
    <style:style style:name="T44" style:parent-style-name="Hyperlink" style:family="text">
      <style:text-properties fo:language="bg" fo:country="BG"/>
    </style:style>
    <style:style style:name="P45" style:parent-style-name="Standard" style:family="paragraph">
      <style:paragraph-properties fo:margin-left="0.5in">
        <style:tab-stops/>
      </style:paragraph-properties>
      <style:text-properties fo:language="bg" fo:country="BG"/>
    </style:style>
  </office:automatic-styles>
  <office:body>
    <office:text text:use-soft-page-breaks="true">
      <text:p text:style-name="P1">31.05.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</text:span><text:span text:style-name="T7">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8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9">https://fabscanpi-serve</text:span><text:span text:style-name="T10">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11">20.07</text:p>
      <text:p text:style-name="Standard"><text:a xlink:href="https://www.jetbrains.com/help/pycharm/creating-web-application-with-flask.html#create-application" office:target-frame-name="_top" xlink:show="replace"><text:span text:style-name="T12">https://www.jetbrains.com/help/pycharm/creating-web-application-with-flask.html#create-application</text:span></text:a><text:span text:style-name="T13"><text:s/>–<text:s/></text:span><text:span text:style-name="T14">Инструкция за създаване на освновно<text:s/></text:span><text:span text:style-name="T15">web app<text:s/></text:span><text:span text:style-name="T16">с<text:s/></text:span><text:span text:style-name="T17">Flask<text:s/></text:span><text:span text:style-name="T18">в<text:s/></text:span><text:span text:style-name="T19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20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21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2">ht</text:span><text:span text:style-name="T23">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4">https://www.rototron.info/raspberry-pi-stepper-motor-tut</text:span><text:span text:style-name="T25">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6">https://kalitut.com/raspberry-pi-hdmi-port/</text:span></text:a><text:s/>- Контрол на HDMI порт</text:p>
      <text:p text:style-name="P27">02.08</text:p>
      <text:p text:style-name="Standard"><text:a xlink:href="https://onlinelibrary.wiley.com/doi/epdf/10.1002/047134608X.W8298" office:target-frame-name="_top" xlink:show="replace"><text:span text:style-name="T28">https://onlinelibrary.wiley.com/doi/epdf/10.1002/047134608X.W8298</text:span></text:a><text:span text:style-name="T29"><text:s/>- Статия от 2016 за Техники и приложения за 3</text:span><text:span text:style-name="T30">D<text:s/></text:span><text:span text:style-name="T31">сканирането със структурирана светлина</text:span></text:p>
      <text:p text:style-name="Standard">14.09</text:p>
      <text:p text:style-name="P32">Полезни линкова за четене:</text:p>
      <text:list text:style-name="LFO2" text:continue-numbering="true">
        <text:list-item>
          <text:p text:style-name="P33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4">htt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5"><text:a xlink:href="https://githubmemory.com/repo/ljthink/gray-code-structured-light" office:target-frame-name="_top" xlink:show="replace"><text:span text:style-name="T36">https://githubmemory.com/repo/ljthink/gray-code-structured-light</text:span></text:a></text:p>
        </text:list-item>
        <text:list-item>
          <text:p text:style-name="P37"><text:a xlink:href="https://docs.opencv.org/3.4/d3/d81/tutorial_structured_light.html" office:target-frame-name="_top" xlink:show="replace"><text:span text:style-name="T38">https://docs.opencv.org/3.4/d3/d81/tutorial_structured_light.html</text:span></text:a></text:p>
        </text:list-item>
        <text:list-item>
          <text:p text:style-name="P39"><text:a xlink:href="https://github.com/jhdewitt/sltk" office:target-frame-name="_top" xlink:show="replace"><text:span text:style-name="T40">https://github.com/jhdewitt/sltk</text:span></text:a></text:p>
        </text:list-item>
        <text:list-item>
          <text:p text:style-name="P41"><text:a xlink:href="https://docs.opencv.org/4.5.0/d6/d00/tutorial_py_root.html" office:target-frame-name="_top" xlink:show="replace"><text:span text:style-name="T42">https://docs.opencv.org/4.5.0/d6/d00/tutorial_py_root.html</text:span></text:a></text:p>
        </text:list-item>
        <text:list-item>
          <text:p text:style-name="P43"><text:a xlink:href="https://docs.opencv.org/4.5.0/d9/db7/tutorial_py_table_of_contents_calib3d.html" office:target-frame-name="_top" xlink:show="replace"><text:span text:style-name="T44">https://docs.opencv.org/4.5.0/d9/db7/tutorial_py_table_of_contents_calib3d.html</text:span></text:a></text:p>
        </text:list-item>
      </text:list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litsa Emilova Venchova</meta:initial-creator>
    <dc:creator>Windows User</dc:creator>
    <meta:creation-date>2021-08-02T09:29:00Z</meta:creation-date>
    <dc:date>2021-09-14T19:21:00Z</dc:date>
    <meta:template xlink:href="Normal" xlink:type="simple"/>
    <meta:editing-cycles>4</meta:editing-cycles>
    <meta:editing-duration>PT18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8" meta:word-count="600" meta:character-count="4017" meta:row-count="28" meta:non-whitespace-character-count="3425"/>
  </office:meta>
</office:document-meta>
</file>